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425in"/>
    </style:style>
    <style:style style:name="co3" style:family="table-column">
      <style:table-column-properties fo:break-before="auto" style:column-width="1.5311in"/>
    </style:style>
    <style:style style:name="co5" style:family="table-column">
      <style:table-column-properties fo:break-before="auto" style:column-width="2.85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oldname</text:p>
          </table:table-cell>
          <table:table-cell office:value-type="string">
            <text:p>fsname</text:p>
          </table:table-cell>
          <table:table-cell office:value-type="string">
            <text:p>fsi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teralorbitofrontal</text:p>
          </table:table-cell>
          <table:table-cell office:value-type="string">
            <text:p>ctx-rh-lateralorbitofrontal</text:p>
          </table:table-cell>
          <table:table-cell office:value-type="float" office:value="2012">
            <text:p>20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rsorbitalis</text:p>
          </table:table-cell>
          <table:table-cell office:value-type="string">
            <text:p>ctx-rh-parsorbitalis</text:p>
          </table:table-cell>
          <table:table-cell office:value-type="float" office:value="2019">
            <text:p>20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rontalpole</text:p>
          </table:table-cell>
          <table:table-cell office:value-type="string">
            <text:p>ctx-rh-frontalpole</text:p>
          </table:table-cell>
          <table:table-cell office:value-type="float" office:value="2032">
            <text:p>203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dialorbitofrontal</text:p>
          </table:table-cell>
          <table:table-cell office:value-type="string">
            <text:p>ctx-rh-medialorbitofrontal</text:p>
          </table:table-cell>
          <table:table-cell office:value-type="float" office:value="2014">
            <text:p>201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arstriangularis</text:p>
          </table:table-cell>
          <table:table-cell office:value-type="string">
            <text:p>ctx-rh-parstriangularis</text:p>
          </table:table-cell>
          <table:table-cell office:value-type="float" office:value="2020">
            <text:p>202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rsopercularis</text:p>
          </table:table-cell>
          <table:table-cell office:value-type="string">
            <text:p>ctx-rh-parsopercularis</text:p>
          </table:table-cell>
          <table:table-cell office:value-type="float" office:value="2018">
            <text:p>201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ostralmiddlefrontal</text:p>
          </table:table-cell>
          <table:table-cell office:value-type="string">
            <text:p>ctx-rh-rostralmiddlefrontal</text:p>
          </table:table-cell>
          <table:table-cell office:value-type="float" office:value="2027">
            <text:p>202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uperiorfrontal</text:p>
          </table:table-cell>
          <table:table-cell office:value-type="string">
            <text:p>ctx-rh-superiorfrontal</text:p>
          </table:table-cell>
          <table:table-cell office:value-type="float" office:value="2028">
            <text:p>202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audalmiddlefrontal</text:p>
          </table:table-cell>
          <table:table-cell office:value-type="string">
            <text:p>ctx-rh-caudalmiddlefrontal</text:p>
          </table:table-cell>
          <table:table-cell office:value-type="float" office:value="2003">
            <text:p>200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recentral</text:p>
          </table:table-cell>
          <table:table-cell office:value-type="string">
            <text:p>ctx-rh-precentral</text:p>
          </table:table-cell>
          <table:table-cell office:value-type="float" office:value="2024">
            <text:p>202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acentral</text:p>
          </table:table-cell>
          <table:table-cell office:value-type="string">
            <text:p>ctx-rh-paracentral</text:p>
          </table:table-cell>
          <table:table-cell office:value-type="float" office:value="2017">
            <text:p>201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rostralanteriorcingulate</text:p>
          </table:table-cell>
          <table:table-cell office:value-type="string">
            <text:p>ctx-rh-rostralanteriorcingulate</text:p>
          </table:table-cell>
          <table:table-cell office:value-type="float" office:value="2026">
            <text:p>202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audalanteriorcingulate</text:p>
          </table:table-cell>
          <table:table-cell office:value-type="string">
            <text:p>ctx-rh-caudalanteriorcingulate</text:p>
          </table:table-cell>
          <table:table-cell office:value-type="float" office:value="2002">
            <text:p>200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osteriorcingulate</text:p>
          </table:table-cell>
          <table:table-cell office:value-type="string">
            <text:p>ctx-rh-posteriorcingulate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sthmuscingulate</text:p>
          </table:table-cell>
          <table:table-cell office:value-type="string">
            <text:p>ctx-rh-isthmuscingulate</text:p>
          </table:table-cell>
          <table:table-cell office:value-type="float" office:value="2010">
            <text:p>201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ostcentral</text:p>
          </table:table-cell>
          <table:table-cell office:value-type="string">
            <text:p>ctx-rh-postcentral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upramarginal</text:p>
          </table:table-cell>
          <table:table-cell office:value-type="string">
            <text:p>ctx-rh-supramarginal</text:p>
          </table:table-cell>
          <table:table-cell office:value-type="float" office:value="2031">
            <text:p>203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uperiorparietal</text:p>
          </table:table-cell>
          <table:table-cell office:value-type="string">
            <text:p>ctx-rh-superiorparietal</text:p>
          </table:table-cell>
          <table:table-cell office:value-type="float" office:value="2029">
            <text:p>202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inferiorparietal</text:p>
          </table:table-cell>
          <table:table-cell office:value-type="string">
            <text:p>ctx-rh-inferiorparietal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recuneus</text:p>
          </table:table-cell>
          <table:table-cell office:value-type="string">
            <text:p>ctx-rh-precuneus</text:p>
          </table:table-cell>
          <table:table-cell office:value-type="float" office:value="2025">
            <text:p>202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uneus</text:p>
          </table:table-cell>
          <table:table-cell office:value-type="string">
            <text:p>ctx-rh-cuneus</text:p>
          </table:table-cell>
          <table:table-cell office:value-type="float" office:value="2005">
            <text:p>200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ericalcarine</text:p>
          </table:table-cell>
          <table:table-cell office:value-type="string">
            <text:p>ctx-rh-pericalcarine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lateraloccipital</text:p>
          </table:table-cell>
          <table:table-cell office:value-type="string">
            <text:p>ctx-rh-lateraloccipital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lingual</text:p>
          </table:table-cell>
          <table:table-cell office:value-type="string">
            <text:p>ctx-rh-lingual</text:p>
          </table:table-cell>
          <table:table-cell office:value-type="float" office:value="2013">
            <text:p>20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fusiform</text:p>
          </table:table-cell>
          <table:table-cell office:value-type="string">
            <text:p>ctx-rh-fusiform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arahippocampal</text:p>
          </table:table-cell>
          <table:table-cell office:value-type="string">
            <text:p>ctx-rh-parahippocampal</text:p>
          </table:table-cell>
          <table:table-cell office:value-type="float" office:value="2016">
            <text:p>201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entorhinal</text:p>
          </table:table-cell>
          <table:table-cell office:value-type="string">
            <text:p>ctx-rh-entorhinal</text:p>
          </table:table-cell>
          <table:table-cell office:value-type="float" office:value="2006">
            <text:p>200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temporalpole</text:p>
          </table:table-cell>
          <table:table-cell office:value-type="string">
            <text:p>ctx-rh-temporalpole</text:p>
          </table:table-cell>
          <table:table-cell office:value-type="float" office:value="2033">
            <text:p>203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inferiortemporal</text:p>
          </table:table-cell>
          <table:table-cell office:value-type="string">
            <text:p>ctx-rh-inferiortempora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ddletemporal</text:p>
          </table:table-cell>
          <table:table-cell office:value-type="string">
            <text:p>ctx-rh-middletemporal</text:p>
          </table:table-cell>
          <table:table-cell office:value-type="float" office:value="2015">
            <text:p>201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bankssts</text:p>
          </table:table-cell>
          <table:table-cell office:value-type="string">
            <text:p>ctx-rh-bankssts</text:p>
          </table:table-cell>
          <table:table-cell office:value-type="float" office:value="2001">
            <text:p>200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uperiortemporal</text:p>
          </table:table-cell>
          <table:table-cell office:value-type="string">
            <text:p>ctx-rh-superiortemporal</text:p>
          </table:table-cell>
          <table:table-cell office:value-type="float" office:value="2030">
            <text:p>203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transversetemporal</text:p>
          </table:table-cell>
          <table:table-cell office:value-type="string">
            <text:p>ctx-rh-transversetemporal</text:p>
          </table:table-cell>
          <table:table-cell office:value-type="float" office:value="2034">
            <text:p>203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insula</text:p>
          </table:table-cell>
          <table:table-cell office:value-type="string">
            <text:p>ctx-rh-insula</text:p>
          </table:table-cell>
          <table:table-cell office:value-type="float" office:value="2035">
            <text:p>203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string">
            <text:p>Right-Thalamus-Proper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Right-Caudate</text:p>
          </table:table-cell>
          <table:table-cell office:value-type="string">
            <text:p>Right-Caudate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Right-Putamen</text:p>
          </table:table-cell>
          <table:table-cell office:value-type="string">
            <text:p>Right-Putamen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Right-Pallidum</text:p>
          </table:table-cell>
          <table:table-cell office:value-type="string">
            <text:p>Right-Pallidum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Right-Accumbens-area</text:p>
          </table:table-cell>
          <table:table-cell office:value-type="string">
            <text:p>Right-Accumbens-area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Right-Hippocampus</text:p>
          </table:table-cell>
          <table:table-cell office:value-type="string">
            <text:p>Right-Hippocampus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Right-Amygdala</text:p>
          </table:table-cell>
          <table:table-cell office:value-type="string">
            <text:p>Right-Amygdala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lateralorbitofrontal</text:p>
          </table:table-cell>
          <table:table-cell office:value-type="string">
            <text:p>ctx-lh-lateralorbitofrontal</text:p>
          </table:table-cell>
          <table:table-cell office:value-type="float" office:value="1012">
            <text:p>101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parsorbitalis</text:p>
          </table:table-cell>
          <table:table-cell office:value-type="string">
            <text:p>ctx-lh-parsorbitalis</text:p>
          </table:table-cell>
          <table:table-cell office:value-type="float" office:value="1019">
            <text:p>1019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frontalpole</text:p>
          </table:table-cell>
          <table:table-cell office:value-type="string">
            <text:p>ctx-lh-frontalpole</text:p>
          </table:table-cell>
          <table:table-cell office:value-type="float" office:value="1032">
            <text:p>103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edialorbitofrontal</text:p>
          </table:table-cell>
          <table:table-cell office:value-type="string">
            <text:p>ctx-lh-medialorbitofrontal</text:p>
          </table:table-cell>
          <table:table-cell office:value-type="float" office:value="1014">
            <text:p>101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arstriangularis</text:p>
          </table:table-cell>
          <table:table-cell office:value-type="string">
            <text:p>ctx-lh-parstriangularis</text:p>
          </table:table-cell>
          <table:table-cell office:value-type="float" office:value="1020">
            <text:p>102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arsopercularis</text:p>
          </table:table-cell>
          <table:table-cell office:value-type="string">
            <text:p>ctx-lh-parsopercularis</text:p>
          </table:table-cell>
          <table:table-cell office:value-type="float" office:value="1018">
            <text:p>1018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rostralmiddlefrontal</text:p>
          </table:table-cell>
          <table:table-cell office:value-type="string">
            <text:p>ctx-lh-rostralmiddlefrontal</text:p>
          </table:table-cell>
          <table:table-cell office:value-type="float" office:value="1027">
            <text:p>102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superiorfrontal</text:p>
          </table:table-cell>
          <table:table-cell office:value-type="string">
            <text:p>ctx-lh-superiorfrontal</text:p>
          </table:table-cell>
          <table:table-cell office:value-type="float" office:value="1028">
            <text:p>102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audalmiddlefrontal</text:p>
          </table:table-cell>
          <table:table-cell office:value-type="string">
            <text:p>ctx-lh-caudalmiddlefrontal</text:p>
          </table:table-cell>
          <table:table-cell office:value-type="float" office:value="1003">
            <text:p>100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precentral</text:p>
          </table:table-cell>
          <table:table-cell office:value-type="string">
            <text:p>ctx-lh-precentral</text:p>
          </table:table-cell>
          <table:table-cell office:value-type="float" office:value="1024">
            <text:p>102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paracentral</text:p>
          </table:table-cell>
          <table:table-cell office:value-type="string">
            <text:p>ctx-lh-paracentral</text:p>
          </table:table-cell>
          <table:table-cell office:value-type="float" office:value="1017">
            <text:p>1017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rostralanteriorcingulate</text:p>
          </table:table-cell>
          <table:table-cell office:value-type="string">
            <text:p>ctx-lh-rostralanteriorcingulate</text:p>
          </table:table-cell>
          <table:table-cell office:value-type="float" office:value="1026">
            <text:p>1026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caudalanteriorcingulate</text:p>
          </table:table-cell>
          <table:table-cell office:value-type="string">
            <text:p>ctx-lh-caudalanteriorcingulate</text:p>
          </table:table-cell>
          <table:table-cell office:value-type="float" office:value="1002">
            <text:p>100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posteriorcingulate</text:p>
          </table:table-cell>
          <table:table-cell office:value-type="string">
            <text:p>ctx-lh-posteriorcingulate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isthmuscingulate</text:p>
          </table:table-cell>
          <table:table-cell office:value-type="string">
            <text:p>ctx-lh-isthmuscingulate</text:p>
          </table:table-cell>
          <table:table-cell office:value-type="float" office:value="1010">
            <text:p>101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postcentral</text:p>
          </table:table-cell>
          <table:table-cell office:value-type="string">
            <text:p>ctx-lh-postcentral</text:p>
          </table:table-cell>
          <table:table-cell office:value-type="float" office:value="1022">
            <text:p>102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supramarginal</text:p>
          </table:table-cell>
          <table:table-cell office:value-type="string">
            <text:p>ctx-lh-supramarginal</text:p>
          </table:table-cell>
          <table:table-cell office:value-type="float" office:value="1031">
            <text:p>103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superiorparietal</text:p>
          </table:table-cell>
          <table:table-cell office:value-type="string">
            <text:p>ctx-lh-superiorparietal</text:p>
          </table:table-cell>
          <table:table-cell office:value-type="float" office:value="1029">
            <text:p>102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feriorparietal</text:p>
          </table:table-cell>
          <table:table-cell office:value-type="string">
            <text:p>ctx-lh-inferiorparietal</text:p>
          </table:table-cell>
          <table:table-cell office:value-type="float" office:value="1008">
            <text:p>1008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precuneus</text:p>
          </table:table-cell>
          <table:table-cell office:value-type="string">
            <text:p>ctx-lh-precuneus</text:p>
          </table:table-cell>
          <table:table-cell office:value-type="float" office:value="1025">
            <text:p>10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cuneus</text:p>
          </table:table-cell>
          <table:table-cell office:value-type="string">
            <text:p>ctx-lh-cuneus</text:p>
          </table:table-cell>
          <table:table-cell office:value-type="float" office:value="1005">
            <text:p>1005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pericalcarine</text:p>
          </table:table-cell>
          <table:table-cell office:value-type="string">
            <text:p>ctx-lh-pericalcarine</text:p>
          </table:table-cell>
          <table:table-cell office:value-type="float" office:value="1021">
            <text:p>102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lateraloccipital</text:p>
          </table:table-cell>
          <table:table-cell office:value-type="string">
            <text:p>ctx-lh-lateraloccipital</text:p>
          </table:table-cell>
          <table:table-cell office:value-type="float" office:value="1011">
            <text:p>101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lingual</text:p>
          </table:table-cell>
          <table:table-cell office:value-type="string">
            <text:p>ctx-lh-lingual</text:p>
          </table:table-cell>
          <table:table-cell office:value-type="float" office:value="1013">
            <text:p>101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fusiform</text:p>
          </table:table-cell>
          <table:table-cell office:value-type="string">
            <text:p>ctx-lh-fusiform</text:p>
          </table:table-cell>
          <table:table-cell office:value-type="float" office:value="1007">
            <text:p>10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parahippocampal</text:p>
          </table:table-cell>
          <table:table-cell office:value-type="string">
            <text:p>ctx-lh-parahippocampal</text:p>
          </table:table-cell>
          <table:table-cell office:value-type="float" office:value="1016">
            <text:p>1016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entorhinal</text:p>
          </table:table-cell>
          <table:table-cell office:value-type="string">
            <text:p>ctx-lh-entorhinal</text:p>
          </table:table-cell>
          <table:table-cell office:value-type="float" office:value="1006">
            <text:p>1006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temporalpole</text:p>
          </table:table-cell>
          <table:table-cell office:value-type="string">
            <text:p>ctx-lh-temporalpole</text:p>
          </table:table-cell>
          <table:table-cell office:value-type="float" office:value="1033">
            <text:p>103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inferiortemporal</text:p>
          </table:table-cell>
          <table:table-cell office:value-type="string">
            <text:p>ctx-lh-inferiortemporal</text:p>
          </table:table-cell>
          <table:table-cell office:value-type="float" office:value="1009">
            <text:p>1009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middletemporal</text:p>
          </table:table-cell>
          <table:table-cell office:value-type="string">
            <text:p>ctx-lh-middletemporal</text:p>
          </table:table-cell>
          <table:table-cell office:value-type="float" office:value="1015">
            <text:p>1015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bankssts</text:p>
          </table:table-cell>
          <table:table-cell office:value-type="string">
            <text:p>ctx-lh-bankssts</text:p>
          </table:table-cell>
          <table:table-cell office:value-type="float" office:value="1001">
            <text:p>100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superiortemporal</text:p>
          </table:table-cell>
          <table:table-cell office:value-type="string">
            <text:p>ctx-lh-superiortemporal</text:p>
          </table:table-cell>
          <table:table-cell office:value-type="float" office:value="1030">
            <text:p>103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transversetemporal</text:p>
          </table:table-cell>
          <table:table-cell office:value-type="string">
            <text:p>ctx-lh-transversetemporal</text:p>
          </table:table-cell>
          <table:table-cell office:value-type="float" office:value="1034">
            <text:p>1034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insula</text:p>
          </table:table-cell>
          <table:table-cell office:value-type="string">
            <text:p>ctx-lh-insula</text:p>
          </table:table-cell>
          <table:table-cell office:value-type="float" office:value="1035">
            <text:p>1035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string">
            <text:p>Left-Thalamus-Proper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Left-Caudate</text:p>
          </table:table-cell>
          <table:table-cell office:value-type="string">
            <text:p>Left-Caudat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Left-Putamen</text:p>
          </table:table-cell>
          <table:table-cell office:value-type="string">
            <text:p>Left-Putamen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Left-Pallidum</text:p>
          </table:table-cell>
          <table:table-cell office:value-type="string">
            <text:p>Left-Pallidum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Left-Accumbens-area</text:p>
          </table:table-cell>
          <table:table-cell office:value-type="string">
            <text:p>Left-Accumbens-area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Left-Hippocampus</text:p>
          </table:table-cell>
          <table:table-cell office:value-type="string">
            <text:p>Left-Hippocampus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Left-Amygdala</text:p>
          </table:table-cell>
          <table:table-cell office:value-type="string">
            <text:p>Left-Amygdala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string">
            <text:p>Brain-Stem</text:p>
          </table:table-cell>
          <table:table-cell office:value-type="float" office:value="16">
            <text:p>16</text:p>
          </table:table-cell>
        </table:table-row>
      </table:table>
      <table:table table:name="Sheet2" table:style-name="ta1" table:print="false">
        <table:table-column table:style-name="co4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A1]+2000" office:value-type="float" office:value="2001">
            <text:p>20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formula="of:=[.A2]+2000" office:value-type="float" office:value="2002">
            <text:p>200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[.A3]+2000" office:value-type="float" office:value="2003">
            <text:p>200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table:formula="of:=[.A4]+2000" office:value-type="float" office:value="2005">
            <text:p>200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table:formula="of:=[.A5]+2000" office:value-type="float" office:value="2006">
            <text:p>200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formula="of:=[.A6]+2000" office:value-type="float" office:value="2007">
            <text:p>200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[.A7]+2000" office:value-type="float" office:value="2008">
            <text:p>200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table:formula="of:=[.A8]+2000" office:value-type="float" office:value="2009">
            <text:p>200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[.A9]+2000" office:value-type="float" office:value="2010">
            <text:p>201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formula="of:=[.A10]+2000" office:value-type="float" office:value="2011">
            <text:p>20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A11]+2000" office:value-type="float" office:value="2012">
            <text:p>20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table:formula="of:=[.A12]+2000" office:value-type="float" office:value="2013">
            <text:p>201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A13]+2000" office:value-type="float" office:value="2014">
            <text:p>201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formula="of:=[.A14]+2000" office:value-type="float" office:value="2015">
            <text:p>20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table:formula="of:=[.A15]+2000" office:value-type="float" office:value="2016">
            <text:p>201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[.A16]+2000" office:value-type="float" office:value="2017">
            <text:p>201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table:formula="of:=[.A17]+2000" office:value-type="float" office:value="2018">
            <text:p>201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formula="of:=[.A18]+2000" office:value-type="float" office:value="2019">
            <text:p>201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formula="of:=[.A19]+2000" office:value-type="float" office:value="2020">
            <text:p>202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formula="of:=[.A20]+2000" office:value-type="float" office:value="2021">
            <text:p>202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formula="of:=[.A21]+2000" office:value-type="float" office:value="2022">
            <text:p>202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[.A22]+2000" office:value-type="float" office:value="2023">
            <text:p>202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formula="of:=[.A23]+2000" office:value-type="float" office:value="2024">
            <text:p>202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formula="of:=[.A24]+2000" office:value-type="float" office:value="2025">
            <text:p>202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table:formula="of:=[.A25]+2000" office:value-type="float" office:value="2026">
            <text:p>202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table:formula="of:=[.A26]+2000" office:value-type="float" office:value="2027">
            <text:p>202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table:formula="of:=[.A27]+2000" office:value-type="float" office:value="2028">
            <text:p>202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table:formula="of:=[.A28]+2000" office:value-type="float" office:value="2029">
            <text:p>2029</text:p>
          </table:table-cell>
        </table:table-row>
        <table:table-row table:style-name="ro1">
          <table:table-cell table:number-columns-repeated="2" office:value-type="float" office:value="30">
            <text:p>30</text:p>
          </table:table-cell>
          <table:table-cell table:formula="of:=[.A29]+2000" office:value-type="float" office:value="2030">
            <text:p>203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table:formula="of:=[.A30]+2000" office:value-type="float" office:value="2031">
            <text:p>203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table:formula="of:=[.A31]+2000" office:value-type="float" office:value="2032">
            <text:p>203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table:formula="of:=[.A32]+2000" office:value-type="float" office:value="2033">
            <text:p>203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formula="of:=[.A33]+2000" office:value-type="float" office:value="2034">
            <text:p>2034</text:p>
          </table:table-cell>
        </table:table-row>
      </table:table>
      <table:database-ranges>
        <table:database-range table:target-range-address="Sheet1.A2:Sheet1.B8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0">03/10/2011</text:date>, <text:time>14:5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date>2011-03-10T14:53:57</dc:date>
    <dc:creator>Stephan Gerhard</dc:creator>
    <meta:editing-duration>PT02H14M50S</meta:editing-duration>
    <meta:editing-cycles>4</meta:editing-cycles>
    <meta:document-statistic meta:table-count="2" meta:cell-count="435" meta:object-count="0"/>
  </office:meta>
</office:document-meta>
</file>